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writing-mode="lr-tb"/>
    </style:style>
    <style:style style:name="P2" style:family="paragraph" style:parent-style-name="Standard" style:master-page-name="Standard">
      <style:paragraph-properties fo:margin-left="0in" fo:margin-right="0in" fo:line-height="200%" fo:text-indent="0in" style:auto-text-indent="false" style:page-number="auto" style:writing-mode="lr-tb"/>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The trek home was uneventful, save for Lux’s proud but rather dull detailing of his crop success, alleviated on occasion with a story from Leora about her doctoring exploits. The party arrived at the farm at sundown, relieved to finally be someplace safe and welcoming. Lucius neglected to give an immediate tour of his prairie-styled manor; a showing of the washroom, pantry, and bedrooms would have to suffice for the night. Conveniently, there were already three bedrooms: the master, the former nursery, and the guestroom. Leora had almost always slept in the damp, cool darkness of the cellar-room for her safety, and so Lux, as tired as he was, tried to retrofit the nursery to accommodate her, taping over the drapes to keep a tad more light out and boiling a pot of water in the corner of the room to dampen it to the bat’s liking. Coupled with the heavy wool blankets and the wear of the venture, Ms. Carnegie was asleep before Lucius had even finished tuning her quarters. As for Aneurin, the guestroom suited him as it was. He undressed with some effort and drifted off to sleep in his undergarments on top of the plain bedding. Lucius, once he felt satisfied in his duties as a host, retired to the master bedroom, throwing his clothes aside and passing out unceremoniously.</text:span></text:p>
      <text:p text:style-name="P1"><text:span text:style-name="T1"><text:tab/>In the morning, Aneurin was the first to wake. He was chronically reliant on his armor to support him, a fact he had tried for the longest time to alleviate. Seeing the circumstance as another opportunity, he stood on his hooves and began to struggle forth, walking at a glacial pace in a circle around the guestroom bed. His thoughts drifted naturally towards the events that had rendered him so dependent: a rabid boar had smashed into his legs in a triage, forcing the goat to take the life of one of his own men with an issued flintlock. Shortly afterward, Aneurin found Leora and deserted his post, never fully recovering. More presently, the fear festered that he’d also become reliant upon a retrofit in his chest-piece to allow him to breathe, depending on how his new injury healed over time.</text:span></text:p>
      <text:p text:style-name="P1"><text:span text:style-name="T1"><text:tab/>The goat had sat at his desk for the past hour, attempting to type a letter to Twinleaf using one of their old army supplements: a cryptographic typewriter. At the behest of his reptilian friend, he’d made an attempt to innovate on the design as an exercise of the mind, modifying the machine with a CMYK (Cyan Magenta Yellow Key-Black) ink-strip in place of the plain black <text:s/>that he could toggle the color of with a switch. Thus, he was experimenting with the new vibrancy in his typing, elaborating on the process to his friend in the hopes that she would be impressed and recreate it. Aneurin heard a sudden knocking on the door, disturbed from his work. He unhooked the paper from its holster, hiding it away in his armor and opening the door.</text:span></text:p>
      <text:p text:style-name="P1"><text:span text:style-name="T1"><text:tab/>“Are you Aneurin Carnegie, son of Leopold Carnegie, </text:span><text:span text:style-name="T2">deserter during the final incursion against the Vampiric peoples?</text:span><text:span text:style-name="T1">” asked an intimidating hyena, lightly armored yet heavily armed and accompanied by five other canines of various kind, similarly equipped aside from a lack of sidearms. He wore a silver sigil of the clipped bat, while his apparent underlings wore the same sigil in bronze, indicating rank.</text:span></text:p>
      <text:p text:style-name="P1"><text:span text:style-name="T1"><text:tab/>“I don’t know who you are, and I don’t care, either, but I’ll be </text:span><text:span text:style-name="T2">damned, boy, if I’ll have hunters running from the law they used to serve accusing me of such crimes.</text:span><text:span text:style-name="T1">”</text:span></text:p>
      <text:p text:style-name="P1"><text:span text:style-name="T1"><text:tab/>“Watch your tone, old man. We’re the rightful rulers of this land, and you’ll show us some respect, or we’ll sell your horns on the black market!” the dog cackled, taking a step forward and taking a strike at the goat’s chest, smacking Aneurin full-force in the center of mass, only to yowl in pain as his fist cracked against the thick hide.</text:span></text:p>
      <text:p text:style-name="P1"><text:span text:style-name="T1"><text:tab/>“We’ll be negotiating on </text:span><text:span text:style-name="T2">my</text:span><text:span text:style-name="T1"> terms, </text:span><text:span text:style-name="T2">boy,</text:span><text:span text:style-name="T1"> or you can break another arm trying to make me flinch,” Mr. Carnegie asserted, easily picking up the hyena by his neck with a look of anger and determination.</text:span></text:p>
      <text:p text:style-name="P1"><text:span text:style-name="T1"><text:tab/>“Put the commander down!” shouted one of the canines, drawing his blade from his side, the others following suit.</text:span></text:p>
      <text:p text:style-name="P1"><text:span text:style-name="T1"><text:tab/>“A-alright! Alright! This is a misunderstanding! Unhand me, sir!” pleaded the commander, squirming in the goat’s grasp, only to be dropped to the floor.</text:span></text:p>
      <text:p text:style-name="P1"><text:span text:style-name="T1"><text:tab/>“Yes, I’m sure it is, </text:span><text:span text:style-name="T2">commander.</text:span><text:span text:style-name="T1"> Now, take a seat in here with me and have your men wait outside. We have a lot to discuss,” said Aneurin.</text:span></text:p>
      <text:p text:style-name="P1"><text:span text:style-name="T1"><text:tab/>“Of course, of course…” the jackal quickly agreed, coddling his right arm which he’d almost certainly now fractured, stepping into the house with the door shut behind him, as his men reluctantly fanned out, surrounding the perimeter of the establishment. Aneurin sat down at the same table he had wrote at, with his “guest” pulling up a chair beside him, watching the goat nervously.</text:span></text:p>
      <text:p text:style-name="P1"><text:span text:style-name="T1"><text:tab/>“How did you find me, Mr…?”</text:span></text:p>
      <text:p text:style-name="P1"><text:span text:style-name="T1"><text:tab/>“Lichen Myst. The hierarchy simply passed me down a description of who I was looking for with instructions to retain. I don’t know how they found a relic from the army’s glory days.”</text:span></text:p>
      <text:p text:style-name="P1"><text:span text:style-name="T1"><text:tab/>“Relic?”</text:span></text:p>
      <text:p text:style-name="P1"><text:span text:style-name="T1"><text:tab/>“Forgive my words at the door, Aneurin; I’m known to lose my temper. </text:span><text:span text:style-name="T2">The Hunt</text:span><text:span text:style-name="T1"> is looking to expand its demographics outside our loyalist base, and it was figured that the return of its more cherished, reputable figures would legitimize it to the territories we currently seek to annex. You’ll be well-compensated, of course, and any allegations surrounding your </text:span><text:span text:style-name="T2">untimely departure</text:span><text:span text:style-name="T1"> would be dismissed,” offered Lichen, adopting a more professional demeanor as his emotions subsided.</text:span></text:p>
      <text:p text:style-name="P1"><text:span text:style-name="T1"><text:tab/>“My fighting days are over. I depend on this suit just to walk, and I doubt a fledgling empire desires a crippled leader. Surely there are better candidates.”</text:span></text:p>
      <text:p text:style-name="P1"><text:span text:style-name="T1"><text:tab/>“Ah, no, you misunderstand, Mr. Carnegie. There’s no shortage of military masterminds in our ranks; we want you as a speaker to the nearby towns we wish to formalize as a part of our grounds, the ones you stood defending years ago. Your voice would carry far more weight with the surrounding peoples then any politician.”</text:span></text:p>
      <text:p text:style-name="P1"><text:span text:style-name="T1"><text:tab/>“I understand, but I still must decline. I have other responsibilities to adhere to now, including business associations. Nevertheless, you may send your superiors my regards.”</text:span></text:p>
      <text:p text:style-name="P1"><text:span text:style-name="T1"><text:tab/>Lichen sighed, swiftly rising to his feet and hiding his injured limb behind himself, using his left paw to rip a flintlock from a holster at his waist, aiming it squarely at the goat’s chest, a look of determination on his face. “I was afraid you’d say that, sir. I’m sorry to say I wasn’t asking. If I can’t buy your support, I’ll take it by force.”</text:span></text:p>
      <text:p text:style-name="P1"><text:span text:style-name="T1"><text:tab/></text:span><text:span text:style-name="T2">“Ha-ha, boy, have you already forgotten what happened when you tried to punch me?”</text:span></text:p>
      <text:p text:style-name="P1"><text:span text:style-name="T1"><text:tab/>“Gun’s got a lot more punch than me. Bosses said I gotta bring you in alive: didn’t say I couldn’t rough you up. Should’ve killed me at the door, old-timer.”</text:span></text:p>
      <text:p text:style-name="P1"><text:span text:style-name="T1"><text:tab/>“I won’t make that mistake again, Mr. Myst,” retorted Aneurin.</text:span></text:p>
      <text:p text:style-name="P1"><text:span text:style-name="T1"><text:tab/>“Right. Stand up slowly and face the wall, Aneurin. No sudden movements.”</text:span></text:p>
      <text:p text:style-name="P1"><text:span text:style-name="T1"><text:tab/>Aneurin rose slowly as he was told, taking a couple steps forward as Lichen followed him close behind, gun to the back. </text:span><text:span text:style-name="T2">Thwack!</text:span><text:span text:style-name="T1"> The goat violently flicked his head backwards, smashing his horns into the hyena’s skull, sending the commander reeling back in pain and dropping his weapon. Mr. Carnegie smirked, quickly picking up the firearm while Lichen stumbled onto the floor, now taking aim at the canine who’d just briefly been his captor.</text:span></text:p>
      <text:p text:style-name="P1"><text:span text:style-name="T1"><text:tab/>The now bloodied commander gazed up into the barrel of the gun, quickly scurrying back on his rump up against a wall, terror in his eyes. “D-don’t kill me! Please! I-I’m too weak!” Aneurin hesitated, despite his previous threat. Lichen really was </text:span><text:span text:style-name="T2">just a boy</text:span><text:span text:style-name="T1">. He didn’t even seem fully grown. But if he didn’t kill the commander, and all his men for that matter, then the hunters would know exactly where he was, and they’d no doubt discover Leora too. If it was his daughter at stake, then he had no choice in the matter, truthfully.</text:span></text:p>
      <text:p text:style-name="P1"><text:soft-page-break/><text:span text:style-name="T1"><text:tab/>“I’m sorry, Lichen, that’s it come to the end of road so soon for you. But well, you made your bet, kid, and </text:span><text:span text:style-name="T2">you lost</text:span><text:span text:style-name="T1">.”</text:span></text:p>
      <text:p text:style-name="P1"><text:span text:style-name="T1"><text:tab/></text:span><text:bookmark-start text:name="__DdeLink__198_15166028"/><text:span text:style-name="T2">“No!”</text:span><text:bookmark-end text:name="__DdeLink__198_15166028"/><text:span text:style-name="T1"> cried the hyena, managing to finally tug out the flintlock from his other side with his fractured claw, thrusting it forward with a cry of anguish and taking a desperate potshot at Aneurin, the bullet smashing square into his chest, forcing the goat’s hoof to grip tight in surprise and pain: squeezing the trigger. Carnegie’s own pistol, jolted up slightly in the sudden movement, discharged pointed straight at the dog’s head, its own bullet ripping through the terrified boy’s skull and making a hole clean through, the body slumping over dead a second later.</text:span></text:p>
      <text:p text:style-name="P1"><text:span text:style-name="T1"><text:tab/>The rest of the event was a blur to Aneurin. He remembered the shock, the sharp pain and uncertainty regarding his wound, and the kick-in of his fight or flight instincts. He couldn’t take on the rest of the soldiers anymore with a gaping hole in his chest, nor could he reasonably expect mercy, so he needed to win by terror, if only to give him enough time to figure a way to hide again. He struggled over to the fresh corpse with labored stomping, hoisting it over his shoulder and venturing to the door, bashing it open with his shoulder and throwing down the deceased Lichen upon the ground in full view of the now reconvened troops, who all drew blades, terrified and shocked, backing away slowly from Aneurin. “</text:span><text:span text:style-name="T2">This</text:span><text:span text:style-name="T1"> is what happens to trespassing folk in my domain. A bullet couldn’t stop me, nor can any of your blades hope to pierce me. Turn away now, and I might spare your lives,” Mr. Carnegie bluffed, attempting to appear unaffected by the wound.</text:span></text:p>
      <text:p text:style-name="P1"><text:span text:style-name="T1"><text:tab/>One of the men, another hyena, sheathed his weapon and got low to the ground, tears welling in his eyes, slowly approaching the body. “Please, sir, let us take our commander home. Let </text:span><text:span text:style-name="T2">me</text:span><text:span text:style-name="T1"> take </text:span><text:span text:style-name="T2">my brother</text:span><text:span text:style-name="T1"> home, as mangled as he is,” he pleaded. Aneurin couldn’t bring himself to words, only nodding at the request. The hyena signaled the rest of the men, and they sheathed their swords as well, helping to carry away and “package” the corpse, making haste to leave the goat’s presence.</text:span></text:p>
      <text:p text:style-name="P1"><text:span text:style-name="T1"><text:tab/>Perhaps he’d earned another scar for his reliance on violence, Aneurin thought to himself. <text:s/>Perhaps the boy he killed could have gone onto greatness, or have been made a friend. It didn’t matter, though. All that mattered was Leora, and she was saf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complex="ar" style:country-complex="SA"/>
    </style:style>
    <style:style style:name="List" style:family="paragraph" style:parent-style-name="Text_20_body" style:default-outline-level="" style:class="list">
      <style:paragraph-properties fo:margin-top="0in" fo:margin-bottom="0.0972in" loext:contextual-spacing="false" fo:line-height="115%"/>
      <style:text-properties style:language-complex="ar" style:country-complex="S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default-outline-level="" style:class="index">
      <style:text-properties style:language-complex="ar" style:country-complex="SA"/>
    </style:style>
    <style:style style:name="DocumentMap"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language-complex="ar" style:country-complex="SA"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2-07T09:18:00</meta:creation-date>
    <dc:date>2020-02-11T15:15:00</dc:date>
    <meta:editing-cycles>5</meta:editing-cycles>
    <meta:editing-duration>PT3S</meta:editing-duration>
    <meta:document-statistic meta:table-count="0" meta:image-count="0" meta:object-count="0" meta:page-count="2" meta:paragraph-count="30" meta:word-count="1783" meta:character-count="10195" meta:non-whitespace-character-count="8410"/>
    <meta:generator>LibreOffice/6.3.5.2$Linux_X86_64 LibreOffice_project/30$Build-2</meta:generator>
    <meta:user-defined meta:name="Operator">Microsoft Office User</meta:user-defined>
  </office:meta>
</office:document-meta>
</file>